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zxx" fo:country="none" fo:font-style="italic" style:text-underline-style="solid" style:text-underline-width="auto" style:text-underline-color="font-color" officeooo:rsid="0018b1d0" officeooo:paragraph-rsid="0018b1d0" style:language-asian="zxx" style:country-asian="none" style:font-style-asian="italic" style:language-complex="zxx" style:country-complex="none" style:font-style-complex="italic"/>
    </style:style>
    <style:style style:name="P2" style:family="paragraph" style:parent-style-name="Standard">
      <style:paragraph-properties fo:text-align="justify" style:justify-single-word="false"/>
      <style:text-properties fo:language="zxx" fo:country="none" officeooo:rsid="0018b1d0" officeooo:paragraph-rsid="0018b1d0" style:language-asian="zxx" style:country-asian="none" style:language-complex="zxx" style:country-complex="none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font-style="normal" style:text-underline-style="none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Outdoor aktivita</text:span>: Členovia nášho mládežnického parlamentu boli vyslaný do Prievidze, natočiť video s vybranou tématikou, v ktorom zobrazujeme pamiatky, parky alebo rôzne miesta, ktoré môže turista vidieť v meste Prievidza, cieľom aktivity bolo priblížiť mesto Prievidza a prehĺbiť vzťahy v našom mládežnickom parlamente.</text:p>
      <text:p text:style-name="P2"/>
      <text:p text:style-name="P1">Samospráva rada mladých v Kocke<text:span text:style-name="T2">: V tejto aktivite nám náš vlastný predseda prednášal históriu nášho MMPRMmPD a zmeny za posledné 4 funkčné obdobia, ktoré nastali u nás. Berieme ako prioritu vzdelávať členov </text:span></text:p>
      <text:p text:style-name="P1"><text:span text:style-name="T2"/></text:p>
      <text:p text:style-name="P1">Vyhodnetenie filmov z outdoorovej aktivity<text:span text:style-name="T2">: Naše výtvory, ktoré sme vytvorili počas outdoorovej aktivity sme si skupinovo vyhodnotili a vybrali sme video, ktoré nás najviac pobavilo.</text:span></text:p>
      <text:p text:style-name="P1"><text:span text:style-name="T2"/></text:p>
      <text:p text:style-name="P1">Spätná väzba<text:span text:style-name="T2">: V spätnej väzbe sme určovali ciele dneskajších aktivít, aby sme si zvýšili kritické myslenie, ako určovať dianie okolo nás a spraviť výcuc a myšlienku z toho čo sme si prežili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1T20:47:26.492505738</meta:creation-date>
    <dc:date>2024-05-11T23:02:56.531415508</dc:date>
    <meta:editing-duration>PT2H15M30S</meta:editing-duration>
    <meta:editing-cycles>1</meta:editing-cycles>
    <meta:document-statistic meta:table-count="0" meta:image-count="0" meta:object-count="0" meta:page-count="1" meta:paragraph-count="4" meta:word-count="132" meta:character-count="900" meta:non-whitespace-character-count="770"/>
    <meta:generator>LibreOffice/7.5.9.2$Linux_X86_64 LibreOffice_project/50$Build-2</meta:generator>
  </office:meta>
</office:document-meta>
</file>